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ck.getCol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cks.setTrack( Track [ ] tr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wuyexiong.test_for_wuyexi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rack.setColor( String col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ck.getAbstra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ck.setAbstract( String _abstra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cks.getTr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ck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ck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